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266124" officeooo:paragraph-rsid="00266124"/>
    </style:style>
    <style:style style:name="P2"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3" style:family="paragraph" style:parent-style-name="Text_20_body">
      <style:paragraph-properties fo:text-align="justify" style:justify-single-word="false"/>
      <style:text-properties style:font-name="Times New Roman" fo:font-size="12pt" fo:font-style="normal" fo:font-weight="normal" officeooo:rsid="00266124" officeooo:paragraph-rsid="00266124" style:font-name-asian="SimSun" style:font-size-asian="12pt" style:font-style-asian="normal" style:font-weight-asian="normal" style:font-name-complex="Lucida Sans"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wards Integration and Coverage Assessment of Ontologies for Knowledge Reuse in the Aviation Sector</text:p>
      <text:h text:style-name="P2" text:outline-level="1">Abstract</text:h>
      <text:p text:style-name="P3">Ontology-based applications can support the reuse of corporate-knowledge in engineering environments. In order to streamline the harnessing of semantics, problems of integration and of coverage assessment of ontologies need to be addressed. This paper provides examples of such problems when applying semantic technology in the aviation sector and outlines a strategy towards their solution. The paper also provides a preliminary discussion of how knowledge management architectures such as the one presented may be positioned in the wider research area of Industrie 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1:36:53.656619815</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3" meta:word-count="97" meta:character-count="679" meta:non-whitespace-character-count="585"/>
    <meta:user-defined meta:name="Author_1">Jos Lehmann-- jos.lehmann@bauhaus-luftfahrt.net--Bauhaus Luftfahrt e.V.</meta:user-defined>
    <meta:user-defined meta:name="Author_2">Michael Shamiyeh-- michael.shamiyeh@bauhaus-luftfahrt.net --Bauhaus Luftfahrt e.V.</meta:user-defined>
    <meta:user-defined meta:name="Author_3">Sven Ziemer-- sven.ziemer@bauhaus-luftfahrt.net-- Bauhaus Luftfahrt</meta:user-defined>
    <meta:user-defined meta:name="Keywords">Knowledge Integration and Language Technologies Terminology--Thesaurus and Ontology Management--Industry and Engineering--Web Ontology Language--Aviation--Industrie 4.0--Linked Data</meta:user-defined>
  </office:meta>
</office:document-meta>
</file>